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table:style-name="Default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 (V)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4" calcext:value-type="float">
            <text:p>1.4</text:p>
          </table:table-cell>
          <table:table-cell/>
          <table:table-cell table:style-name="ce1" office:value-type="string" calcext:value-type="string">
            <text:p>VCC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(mA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EDs</text:p>
          </table:table-cell>
          <table:table-cell table:style-name="ce1" office:value-type="string" calcext:value-type="string">
            <text:p>Rmax</text:p>
          </table:table-cell>
          <table:table-cell table:style-name="ce1" office:value-type="string" calcext:value-type="string">
            <text:p>Rmi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F$2] - [.B$2]) * 1000 / ([.B$3] * [.$A6])" office:value-type="float" office:value="760" calcext:value-type="float">
            <text:p>760</text:p>
          </table:table-cell>
          <table:table-cell table:formula="of:=([.$F$2] - [.C$2]) * 1000 / ([.C$3] * [.$A6])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F$2] - [.B$2]) * 1000 / ([.B$3] * [.$A7])" office:value-type="float" office:value="380" calcext:value-type="float">
            <text:p>380</text:p>
          </table:table-cell>
          <table:table-cell table:formula="of:=([.$F$2] - [.C$2]) * 1000 / ([.C$3] * [.$A7]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F$2] - [.B$2]) * 1000 / ([.B$3] * [.$A8])" office:value-type="float" office:value="253.333333333333" calcext:value-type="float">
            <text:p>253.33</text:p>
          </table:table-cell>
          <table:table-cell table:formula="of:=([.$F$2] - [.C$2]) * 1000 / ([.C$3] * [.$A8]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F$2] - [.B$2]) * 1000 / ([.B$3] * [.$A9])" office:value-type="float" office:value="190" calcext:value-type="float">
            <text:p>190</text:p>
          </table:table-cell>
          <table:table-cell table:formula="of:=([.$F$2] - [.C$2]) * 1000 / ([.C$3] * [.$A9])" office:value-type="float" office:value="60" calcext:value-type="float">
            <text:p>6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 style:data-style-name="N2" text:time-value="11:08:13.9304816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jay </meta:initial-creator>
    <meta:creation-date>2010-05-26T15:16:03</meta:creation-date>
    <meta:generator>LibreOffice/7.1.4.2$Linux_X86_64 LibreOffice_project/10$Build-2</meta:generator>
    <dc:date>2022-02-14T11:22:10.301053755</dc:date>
    <meta:editing-duration>PT3M25S</meta:editing-duration>
    <meta:editing-cycles>1</meta:editing-cycles>
    <meta:document-statistic meta:table-count="3" meta:cell-count="25" meta:object-count="0"/>
  </office:meta>
</office:document-meta>
</file>